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75a5" officeooo:paragraph-rsid="000875a5"/>
    </style:style>
    <style:style style:name="P2" style:family="paragraph" style:parent-style-name="Standard">
      <style:text-properties officeooo:rsid="000a5ba7" officeooo:paragraph-rsid="000a5ba7"/>
    </style:style>
    <style:style style:name="P3" style:family="paragraph" style:parent-style-name="Standard">
      <style:text-properties officeooo:rsid="000bb1c2" officeooo:paragraph-rsid="000bb1c2"/>
    </style:style>
    <style:style style:name="P4" style:family="paragraph" style:parent-style-name="Standard">
      <style:text-properties officeooo:rsid="000c6587" officeooo:paragraph-rsid="000c6587"/>
    </style:style>
    <style:style style:name="P5" style:family="paragraph" style:parent-style-name="Standard">
      <style:text-properties officeooo:rsid="000de281" officeooo:paragraph-rsid="000de281"/>
    </style:style>
    <style:style style:name="T1" style:family="text">
      <style:text-properties officeooo:rsid="000a5ba7"/>
    </style:style>
    <style:style style:name="T2" style:family="text">
      <style:text-properties officeooo:rsid="000c6587"/>
    </style:style>
    <style:style style:name="T3" style:family="text">
      <style:text-properties officeooo:rsid="000fd1b4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 Nandor</text:p>
      <text:p text:style-name="P1"/>
      <text:p text:style-name="P1">Problem Set 8</text:p>
      <text:p text:style-name="P1"/>
      <text:p text:style-name="P1"/>
      <text:p text:style-name="P1">Part 1 – Camera Calibration <text:span text:style-name="T1">angle</text:span></text:p>
      <text:p text:style-name="P1"/>
      <text:p text:style-name="P2">The camera is set at an offset yaw angle to the global coordinate frame. <text:s/>In order to determine what this angle is, the block is placed at world coordinates (0.5m, 0.5m), and (0.75m, 0.5) in Gazebo. <text:s/>The corresponding camera (u,v) pixel coordinates are (292.94, 182.9) and (376.29, 166.28), respectively. <text:s/>The camera offset yaw angle is the angle between the resultant unit vectors in world and camera space. <text:s/>Calculating the arctangent yields a camera rotation angle of -0.196 radians. <text:s/>Thus, all camera coordinates should be rotated by the inverse (+0.196 radians) to make them aligned with the world coordinate frame. <text:s/></text:p>
      <text:p text:style-name="P2"/>
      <text:p text:style-name="P2">Part 2 – Camera linear transformation</text:p>
      <text:p text:style-name="P2"/>
      <text:p text:style-name="P2">Once the camera yaw offset is calculated and applied, the block centroid pixels are in a coordinate frame aligned with the global frame. <text:s/>Observation showed that camera u corresponded linearly with world x, and camera v corresponded linearly with world y. <text:s/>Observations were made, and the following linear transformations were established:</text:p>
      <text:p text:style-name="P2"/>
      <text:p text:style-name="P2"/>
      <text:p text:style-name="P2"><draw:frame draw:style-name="fr1" draw:name="Object1" text:anchor-type="paragraph" svg:width="6.2984in" svg:height="3.545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/></text:p>
      <text:p text:style-name="P1"><text:tab/></text:p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Object2" text:anchor-type="paragraph" svg:x="0.3799in" svg:y="0.0799in" svg:width="6.2984in" svg:height="3.5457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Contained in these equations is the meter to pixel ratio (0.003 meters per pixel), as well as the camera offset of 0.2488 m in x and 1.2217 m in y. <text:s/>Applying these equations to the post rotation pixel measurements accurately translates them into world coordinates.</text:p>
      <text:p text:style-name="P2"/>
      <text:p text:style-name="P2">Part 3 – Block Orientation Finder</text:p>
      <text:p text:style-name="P2"/>
      <text:p text:style-name="P3">In the red pixel finding set of for loops, a dynamic matrix was established that contained all camera u,v red pixel pairs. <text:s/>For simplicity’s sake, all of the points were converted into world (x,y) coordinates. <text:s/>From there, the centroid position was subtracted off, and the covariance found of the resultant matrix. <text:s/><text:span text:style-name="T2">Eigenvalues and eigenvectors were computed of the covariance matrix, with the eigenvector of the largest eigenvalue corresponding to the major axis of the block. <text:s/>The arctangent of the vector was calculated, resulting in the orientation of the block in world space. <text:s/></text:span></text:p>
      <text:p text:style-name="P3"/>
      <text:p text:style-name="P4">Notes: Eigen required a resize of the pixel matrix in every iteration. <text:s/>However, the function .resize() would alter some of the existing values in the matrix. <text:s/>The correct approach is call .conservativeResize(), which alters the matrix size while retaining current values.</text:p>
      <text:p text:style-name="P4"/>
      <text:p text:style-name="P5">The results <text:span text:style-name="T3">are shown below: the block orientation according to Gazebo, and block orientation computed by the ROS node. <text:s/></text:span></text:p>
      <text:p text:style-name="P5"/>
      <text:p text:style-name="P5"/>
      <text:p text:style-name="P5"><draw:frame draw:style-name="fr1" draw:name="Object3" text:anchor-type="paragraph" svg:width="2.0283in" svg:height="1.3783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20:05:23.441398053</meta:creation-date>
    <meta:editing-duration>PT7M8S</meta:editing-duration>
    <meta:editing-cycles>2</meta:editing-cycles>
    <meta:generator>LibreOffice/5.1.6.2$Linux_X86_64 LibreOffice_project/10m0$Build-2</meta:generator>
    <dc:date>2018-11-29T20:12:30.621497374</dc:date>
    <meta:document-statistic meta:table-count="0" meta:image-count="0" meta:object-count="3" meta:page-count="2" meta:paragraph-count="13" meta:word-count="367" meta:character-count="2330" meta:non-whitespace-character-count="19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21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scatter" chart:style-name="ch1">
        <chart:title svg:x="5.706cm" svg:y="0.316cm" chart:style-name="ch2">
          <text:p>Camera U vs. Block X</text:p>
        </chart:title>
        <chart:subtitle svg:x="6.751cm" svg:y="1.275cm" chart:style-name="ch3">
          <text:p>After Rotation</text:p>
        </chart:subtitle>
        <chart:plot-area chart:style-name="ch4" chart:data-source-has-labels="both" svg:x="1.33cm" svg:y="2.138cm" svg:width="14.349cm" svg:height="5.707cm">
          <chartooo:coordinate-region svg:x="1.661cm" svg:y="2.337cm" svg:width="13.738cm" svg:height="5.309cm"/>
          <chart:axis chart:dimension="x" chart:name="primary-x" chart:style-name="ch5" chartooo:axis-type="auto">
            <chart:title svg:x="7.15cm" svg:y="8.025cm" chart:style-name="ch6">
              <text:p>Camera X - Pixels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6.212cm" chart:style-name="ch7">
              <text:p>Block X - meters</text:p>
            </chart:title>
            <chart:grid chart:style-name="ch8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regression-curve chart:style-name="ch10">
              <chart:equation chart:display-equation="true" chart:display-r-square="true" svg:x="4.224cm" svg:y="2.381cm" chart:style-name="ch11"/>
            </chart:regression-curve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9.981404592884">
                <text:p>589.98140459288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44540605752393">
                <text:p>4.4454060575239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6.4359943566599">
                <text:p>-56.4359943566599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4.301353519902">
                <text:p>514.30135351990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1.601342438575">
                <text:p>421.601342438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.9786316163178">
                <text:p>81.9786316163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.915009940614">
                <text:p>335.91500994061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1.518223110545">
                <text:p>251.5182231105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7.233341249953">
                <text:p>167.23334124995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6.990388076883">
                <text:p>166.990388076883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21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scatter" chart:style-name="ch1">
        <chart:title svg:x="5.733cm" svg:y="0.316cm" chart:style-name="ch2">
          <text:p>Camera V vs. Block Y</text:p>
        </chart:title>
        <chart:subtitle svg:x="6.751cm" svg:y="1.275cm" chart:style-name="ch3">
          <text:p>After Rotation</text:p>
        </chart:subtitle>
        <chart:plot-area chart:style-name="ch4" chart:data-source-has-labels="both" svg:x="1.33cm" svg:y="2.138cm" svg:width="14.349cm" svg:height="5.707cm">
          <chartooo:coordinate-region svg:x="2.163cm" svg:y="2.337cm" svg:width="13.236cm" svg:height="5.309cm"/>
          <chart:axis chart:dimension="x" chart:name="primary-x" chart:style-name="ch5" chartooo:axis-type="auto">
            <chart:title svg:x="7.15cm" svg:y="8.025cm" chart:style-name="ch6">
              <text:p>Camera V - Pixels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6.186cm" chart:style-name="ch7">
              <text:p>Block Y - meters</text:p>
            </chart:title>
            <chart:grid chart:style-name="ch8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regression-curve chart:style-name="ch10">
              <chart:equation chart:display-equation="true" chart:display-r-square="true" svg:x="7.873cm" svg:y="3.408cm" chart:style-name="ch11"/>
            </chart:regression-curve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4.69151990607">
                <text:p>134.6915199060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0491516593161">
                <text:p>16.049151659316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5.570124088822">
                <text:p>425.57012408882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8.487267199184">
                <text:p>568.48726719918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5.615275913015">
                <text:p>405.615275913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.1874068895134">
                <text:p>68.1874068895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1.931569453478">
                <text:p>151.93156945347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6.653411222645">
                <text:p>236.6534112226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1.581110412874">
                <text:p>321.58111041287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6.990463921931">
                <text:p>236.990463921931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53">
          <table:table-cell table:number-columns-repeated="8"/>
        </table:table-row>
        <table:table-row table:style-name="ro2">
          <table:table-cell table:number-columns-repeated="6"/>
          <table:table-cell table:style-name="ce2" office:value-type="string" calcext:value-type="string">
            <text:p>Block Orientation (Gazebo)</text:p>
          </table:table-cell>
          <table:table-cell table:style-name="ce2" office:value-type="string" calcext:value-type="string">
            <text:p>Block Orientation (ROS Node)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0.491" calcext:value-type="float">
            <text:p>0.491</text:p>
          </table:table-cell>
        </table:table-row>
        <table:table-row table:style-name="ro1">
          <table:table-cell table:number-columns-repeated="6"/>
          <table:table-cell office:value-type="float" office:value="0.75" calcext:value-type="float">
            <text:p>0.75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.017" calcext:value-type="float">
            <text:p>2.017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/00/0000</text:date>, <text:time style:data-style-name="N2" text:time-value="19:31:18.0678548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